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enhancedsecondchance" style:family="table">
      <style:table-properties style:width="20.696cm" fo:margin-left="-1.85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enhancedsecondchance.A" style:family="table-column">
      <style:table-column-properties style:column-width="2.819cm"/>
    </style:style>
    <style:style style:name="enhancedsecondchance.B" style:family="table-column">
      <style:table-column-properties style:column-width="0.997cm"/>
    </style:style>
    <style:style style:name="enhancedsecondchance.C" style:family="table-column">
      <style:table-column-properties style:column-width="0.893cm"/>
    </style:style>
    <style:style style:name="enhancedsecondchance.D" style:family="table-column">
      <style:table-column-properties style:column-width="1.062cm"/>
    </style:style>
    <style:style style:name="enhancedsecondchance.E" style:family="table-column">
      <style:table-column-properties style:column-width="0.896cm"/>
    </style:style>
    <style:style style:name="enhancedsecondchance.F" style:family="table-column">
      <style:table-column-properties style:column-width="0.831cm"/>
    </style:style>
    <style:style style:name="enhancedsecondchance.H" style:family="table-column">
      <style:table-column-properties style:column-width="0.912cm"/>
    </style:style>
    <style:style style:name="enhancedsecondchance.J" style:family="table-column">
      <style:table-column-properties style:column-width="0.861cm"/>
    </style:style>
    <style:style style:name="enhancedsecondchance.K" style:family="table-column">
      <style:table-column-properties style:column-width="1.205cm"/>
    </style:style>
    <style:style style:name="enhancedsecondchance.L" style:family="table-column">
      <style:table-column-properties style:column-width="1.603cm"/>
    </style:style>
    <style:style style:name="enhancedsecondchance.M" style:family="table-column">
      <style:table-column-properties style:column-width="1.907cm"/>
    </style:style>
    <style:style style:name="enhancedsecondchance.N" style:family="table-column">
      <style:table-column-properties style:column-width="1.96cm"/>
    </style:style>
    <style:style style:name="enhancedsecondchance.O" style:family="table-column">
      <style:table-column-properties style:column-width="1.769cm"/>
    </style:style>
    <style:style style:name="enhancedsecondchance.P" style:family="table-column">
      <style:table-column-properties style:column-width="1.191cm"/>
    </style:style>
    <style:style style:name="enhancedsecondchance.1" style:family="table-row">
      <style:table-row-properties fo:background-color="transparent" fo:keep-together="auto">
        <style:background-image/>
      </style:table-row-properties>
    </style:style>
    <style:style style:name="enhancedsecondchance.A1" style:family="table-cell">
      <style:table-cell-properties fo:padding="0cm" fo:border="none" style:writing-mode="page"/>
    </style:style>
    <style:style style:name="enhancedsecondchance.O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1bc562" officeooo:paragraph-rsid="001bc562"/>
    </style:style>
    <style:style style:name="P2" style:family="paragraph" style:parent-style-name="Table_20_Contents">
      <style:text-properties officeooo:rsid="001c7bff" officeooo:paragraph-rsid="001c7bff"/>
    </style:style>
    <style:style style:name="P3" style:family="paragraph" style:parent-style-name="Table_20_Contents">
      <style:paragraph-properties fo:text-align="center" style:justify-single-word="false"/>
      <style:text-properties officeooo:rsid="001c7bff" officeooo:paragraph-rsid="001c7bff"/>
    </style:style>
    <style:style style:name="P4" style:family="paragraph" style:parent-style-name="Table_20_Contents">
      <style:paragraph-properties fo:text-align="center" style:justify-single-word="false"/>
      <style:text-properties officeooo:rsid="001c7bff" officeooo:paragraph-rsid="001ec8d7"/>
    </style:style>
    <style:style style:name="P5" style:family="paragraph" style:parent-style-name="Table_20_Contents">
      <style:paragraph-properties fo:text-align="center" style:justify-single-word="false"/>
      <style:text-properties officeooo:rsid="001c7bff" officeooo:paragraph-rsid="0022d4d6"/>
    </style:style>
    <style:style style:name="P6" style:family="paragraph" style:parent-style-name="Table_20_Contents">
      <style:paragraph-properties fo:text-align="center" style:justify-single-word="false"/>
      <style:text-properties officeooo:rsid="001c7bff" officeooo:paragraph-rsid="002f1ee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cd6ab" officeooo:paragraph-rsid="001cd6ab"/>
    </style:style>
    <style:style style:name="P9" style:family="paragraph" style:parent-style-name="Table_20_Contents">
      <style:paragraph-properties fo:text-align="center" style:justify-single-word="false"/>
      <style:text-properties officeooo:rsid="002b8221" officeooo:paragraph-rsid="002b8221"/>
    </style:style>
    <style:style style:name="P10" style:family="paragraph" style:parent-style-name="Table_20_Contents">
      <style:paragraph-properties fo:text-align="center" style:justify-single-word="false"/>
      <style:text-properties officeooo:rsid="002d6775" officeooo:paragraph-rsid="002d6775"/>
    </style:style>
    <style:style style:name="P11" style:family="paragraph" style:parent-style-name="Table_20_Contents">
      <style:paragraph-properties fo:text-align="center" style:justify-single-word="false"/>
      <style:text-properties officeooo:rsid="002fc1b7" officeooo:paragraph-rsid="002fc1b7"/>
    </style:style>
    <style:style style:name="P12" style:family="paragraph" style:parent-style-name="Table_20_Contents">
      <style:paragraph-properties fo:text-align="center" style:justify-single-word="false"/>
      <style:text-properties officeooo:rsid="003a02d6" officeooo:paragraph-rsid="003a02d6"/>
    </style:style>
    <style:style style:name="P13" style:family="paragraph" style:parent-style-name="Text_20_body">
      <style:text-properties officeooo:paragraph-rsid="0018b646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8b646"/>
    </style:style>
    <style:style style:name="P15" style:family="paragraph" style:parent-style-name="Text_20_body">
      <style:text-properties officeooo:paragraph-rsid="001c7bff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4364c4" officeooo:paragraph-rsid="004364c4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44119a" officeooo:paragraph-rsid="0044119a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45bac5" officeooo:paragraph-rsid="0045bac5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533b4f" officeooo:paragraph-rsid="00533b4f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616012" officeooo:paragraph-rsid="00616012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62581c" officeooo:paragraph-rsid="0062581c"/>
    </style:style>
    <style:style style:name="P22" style:family="paragraph" style:parent-style-name="Text_20_body" style:list-style-name="L1">
      <style:text-properties officeooo:rsid="0045bac5" officeooo:paragraph-rsid="0045bac5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rsid="0045bac5" officeooo:paragraph-rsid="0045bac5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officeooo:rsid="0045bac5" officeooo:paragraph-rsid="005c7cbc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officeooo:rsid="004364c4" officeooo:paragraph-rsid="005c7cbc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officeooo:rsid="004bcd42" officeooo:paragraph-rsid="0056bcc7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officeooo:rsid="004bcd42" officeooo:paragraph-rsid="004bcd42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officeooo:rsid="0047732b" officeooo:paragraph-rsid="0047732b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officeooo:rsid="0047732b" officeooo:paragraph-rsid="005c7cbc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rsid="00492853" officeooo:paragraph-rsid="00492853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officeooo:rsid="004e3dd6" officeooo:paragraph-rsid="005971b6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officeooo:rsid="00533b4f" officeooo:paragraph-rsid="00533b4f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officeooo:rsid="005efc61" officeooo:paragraph-rsid="005efc61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officeooo:rsid="006593df" officeooo:paragraph-rsid="006593df"/>
    </style:style>
    <style:style style:name="P35" style:family="paragraph" style:parent-style-name="Text_20_body" style:list-style-name="L2">
      <style:paragraph-properties fo:margin-top="0cm" fo:margin-bottom="0cm" style:contextual-spacing="false"/>
      <style:text-properties officeooo:rsid="0067782a" officeooo:paragraph-rsid="0067782a"/>
    </style:style>
    <style:style style:name="P36" style:family="paragraph" style:parent-style-name="Text_20_body" style:list-style-name="L2">
      <style:paragraph-properties fo:margin-top="0cm" fo:margin-bottom="0cm" style:contextual-spacing="false"/>
      <style:text-properties officeooo:rsid="006aa6e2" officeooo:paragraph-rsid="006aa6e2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6d35da" officeooo:paragraph-rsid="006d35da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6ebf6c" officeooo:paragraph-rsid="006ebf6c"/>
    </style:style>
    <style:style style:name="P39" style:family="paragraph" style:parent-style-name="Text_20_body">
      <style:paragraph-properties fo:margin-top="0cm" fo:margin-bottom="0cm" style:contextual-spacing="false"/>
      <style:text-properties officeooo:rsid="006fe6dd" officeooo:paragraph-rsid="006fe6dd"/>
    </style:style>
    <style:style style:name="P40" style:family="paragraph" style:parent-style-name="Text_20_body" style:list-style-name="L3">
      <style:paragraph-properties fo:margin-top="0cm" fo:margin-bottom="0cm" style:contextual-spacing="false"/>
      <style:text-properties officeooo:rsid="0070241e" officeooo:paragraph-rsid="0070241e"/>
    </style:style>
    <style:style style:name="P41" style:family="paragraph" style:parent-style-name="Text_20_body">
      <style:paragraph-properties fo:margin-top="0cm" fo:margin-bottom="0cm" style:contextual-spacing="false"/>
      <style:text-properties officeooo:rsid="00717e51" officeooo:paragraph-rsid="00717e51"/>
    </style:style>
    <style:style style:name="P42" style:family="paragraph" style:parent-style-name="Text_20_body">
      <style:paragraph-properties fo:margin-top="0cm" fo:margin-bottom="0cm" style:contextual-spacing="false"/>
      <style:text-properties officeooo:rsid="00747662" officeooo:paragraph-rsid="00747662"/>
    </style:style>
    <style:style style:name="P43" style:family="paragraph" style:parent-style-name="Text_20_body" style:list-style-name="L5">
      <style:paragraph-properties fo:margin-top="0cm" fo:margin-bottom="0cm" style:contextual-spacing="false" style:writing-mode="lr-tb"/>
      <style:text-properties officeooo:rsid="00747662" officeooo:paragraph-rsid="00791a1d"/>
    </style:style>
    <style:style style:name="P44" style:family="paragraph" style:parent-style-name="Text_20_body" style:list-style-name="L5">
      <style:paragraph-properties fo:margin-top="0cm" fo:margin-bottom="0cm" style:contextual-spacing="false"/>
      <style:text-properties officeooo:rsid="00747662" officeooo:paragraph-rsid="00791a1d"/>
    </style:style>
    <style:style style:name="P45" style:family="paragraph" style:parent-style-name="Text_20_body" style:list-style-name="L4">
      <style:paragraph-properties fo:margin-top="0cm" fo:margin-bottom="0cm" style:contextual-spacing="false"/>
      <style:text-properties officeooo:paragraph-rsid="00747662"/>
    </style:style>
    <style:style style:name="P46" style:family="paragraph" style:parent-style-name="Text_20_body" style:list-style-name="L5">
      <style:paragraph-properties fo:margin-top="0cm" fo:margin-bottom="0cm" style:contextual-spacing="false"/>
      <style:text-properties officeooo:paragraph-rsid="00781fd1"/>
    </style:style>
    <style:style style:name="P47" style:family="paragraph" style:parent-style-name="Text_20_body" style:list-style-name="L5">
      <style:paragraph-properties fo:margin-top="0cm" fo:margin-bottom="0cm" style:contextual-spacing="false"/>
      <style:text-properties officeooo:paragraph-rsid="0084db55"/>
    </style:style>
    <style:style style:name="P48" style:family="paragraph" style:parent-style-name="Text_20_body" style:list-style-name="L5">
      <style:paragraph-properties fo:margin-top="0cm" fo:margin-bottom="0cm" style:contextual-spacing="false"/>
      <style:text-properties officeooo:paragraph-rsid="008e621a"/>
    </style:style>
    <style:style style:name="P49" style:family="paragraph" style:parent-style-name="Text_20_body" style:list-style-name="L5">
      <style:paragraph-properties fo:margin-top="0cm" fo:margin-bottom="0cm" style:contextual-spacing="false"/>
      <style:text-properties officeooo:paragraph-rsid="00919ed6"/>
    </style:style>
    <style:style style:name="P50" style:family="paragraph" style:parent-style-name="Text_20_body" style:list-style-name="L5">
      <style:paragraph-properties fo:margin-top="0cm" fo:margin-bottom="0cm" style:contextual-spacing="false"/>
      <style:text-properties officeooo:rsid="007d8bd3" officeooo:paragraph-rsid="007d8bd3"/>
    </style:style>
    <style:style style:name="P51" style:family="paragraph" style:parent-style-name="Text_20_body" style:list-style-name="L5">
      <style:paragraph-properties fo:margin-top="0cm" fo:margin-bottom="0cm" style:contextual-spacing="false"/>
      <style:text-properties officeooo:rsid="0083a0b2" officeooo:paragraph-rsid="0083a0b2"/>
    </style:style>
    <style:style style:name="P52" style:family="paragraph" style:parent-style-name="Text_20_body" style:list-style-name="L5">
      <style:paragraph-properties fo:margin-top="0cm" fo:margin-bottom="0cm" style:contextual-spacing="false"/>
      <style:text-properties officeooo:rsid="008deeb3" officeooo:paragraph-rsid="008deeb3"/>
    </style:style>
    <style:style style:name="P53" style:family="paragraph" style:parent-style-name="Text_20_body" style:list-style-name="L5">
      <style:paragraph-properties fo:margin-top="0cm" fo:margin-bottom="0cm" style:contextual-spacing="false"/>
      <style:text-properties officeooo:rsid="008e621a" officeooo:paragraph-rsid="008e621a"/>
    </style:style>
    <style:style style:name="T1" style:family="text">
      <style:text-properties officeooo:rsid="0018b646"/>
    </style:style>
    <style:style style:name="T2" style:family="text">
      <style:text-properties officeooo:rsid="0019d26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d9a4e" style:font-size-asian="8pt" style:font-size-complex="8pt"/>
    </style:style>
    <style:style style:name="T5" style:family="text">
      <style:text-properties fo:font-size="8pt" officeooo:rsid="002135ae" style:font-size-asian="8pt" style:font-size-complex="8pt"/>
    </style:style>
    <style:style style:name="T6" style:family="text">
      <style:text-properties fo:font-size="8pt" officeooo:rsid="0022d4d6" style:font-size-asian="8pt" style:font-size-complex="8pt"/>
    </style:style>
    <style:style style:name="T7" style:family="text">
      <style:text-properties fo:font-size="8pt" officeooo:rsid="002f1eee" style:font-size-asian="8pt" style:font-size-complex="8pt"/>
    </style:style>
    <style:style style:name="T8" style:family="text">
      <style:text-properties fo:font-size="8pt" officeooo:rsid="002fc1b7" style:font-size-asian="8pt" style:font-size-complex="8pt"/>
    </style:style>
    <style:style style:name="T9" style:family="text">
      <style:text-properties fo:font-size="8pt" officeooo:rsid="003159c8" style:font-size-asian="8pt" style:font-size-complex="8pt"/>
    </style:style>
    <style:style style:name="T10" style:family="text">
      <style:text-properties fo:font-size="8pt" officeooo:rsid="0031864b" style:font-size-asian="8pt" style:font-size-complex="8pt"/>
    </style:style>
    <style:style style:name="T11" style:family="text">
      <style:text-properties fo:font-size="8pt" officeooo:rsid="003514bb" style:font-size-asian="8pt" style:font-size-complex="8pt"/>
    </style:style>
    <style:style style:name="T12" style:family="text">
      <style:text-properties fo:font-size="8pt" officeooo:rsid="0035bfd3" style:font-size-asian="8pt" style:font-size-complex="8pt"/>
    </style:style>
    <style:style style:name="T13" style:family="text">
      <style:text-properties fo:font-size="8pt" officeooo:rsid="003bb79c" style:font-size-asian="8pt" style:font-size-complex="8pt"/>
    </style:style>
    <style:style style:name="T14" style:family="text">
      <style:text-properties fo:font-size="8pt" officeooo:rsid="003c129c" style:font-size-asian="8pt" style:font-size-complex="8pt"/>
    </style:style>
    <style:style style:name="T15" style:family="text">
      <style:text-properties fo:font-size="8pt" officeooo:rsid="003e7ae1" style:font-size-asian="8pt" style:font-size-complex="8pt"/>
    </style:style>
    <style:style style:name="T16" style:family="text">
      <style:text-properties officeooo:rsid="001ec8d7"/>
    </style:style>
    <style:style style:name="T17" style:family="text">
      <style:text-properties officeooo:rsid="0022d4d6"/>
    </style:style>
    <style:style style:name="T18" style:family="text">
      <style:text-properties officeooo:rsid="0029a7d6"/>
    </style:style>
    <style:style style:name="T19" style:family="text">
      <style:text-properties officeooo:rsid="002f1eee"/>
    </style:style>
    <style:style style:name="T20" style:family="text">
      <style:text-properties officeooo:rsid="003159c8"/>
    </style:style>
    <style:style style:name="T21" style:family="text">
      <style:text-properties officeooo:rsid="00336701"/>
    </style:style>
    <style:style style:name="T22" style:family="text">
      <style:text-properties officeooo:rsid="0035bfd3"/>
    </style:style>
    <style:style style:name="T23" style:family="text">
      <style:text-properties officeooo:rsid="0036a862"/>
    </style:style>
    <style:style style:name="T24" style:family="text">
      <style:text-properties officeooo:rsid="003c129c"/>
    </style:style>
    <style:style style:name="T25" style:family="text">
      <style:text-properties officeooo:rsid="003d3523"/>
    </style:style>
    <style:style style:name="T26" style:family="text">
      <style:text-properties officeooo:rsid="00440745"/>
    </style:style>
    <style:style style:name="T27" style:family="text">
      <style:text-properties officeooo:rsid="0045bac5"/>
    </style:style>
    <style:style style:name="T28" style:family="text">
      <style:text-properties officeooo:rsid="00492853"/>
    </style:style>
    <style:style style:name="T29" style:family="text">
      <style:text-properties officeooo:rsid="004cdcfd"/>
    </style:style>
    <style:style style:name="T30" style:family="text">
      <style:text-properties officeooo:rsid="004f9fea"/>
    </style:style>
    <style:style style:name="T31" style:family="text">
      <style:text-properties officeooo:rsid="00523216"/>
    </style:style>
    <style:style style:name="T32" style:family="text">
      <style:text-properties officeooo:rsid="0054f117"/>
    </style:style>
    <style:style style:name="T33" style:family="text">
      <style:text-properties officeooo:rsid="00569983"/>
    </style:style>
    <style:style style:name="T34" style:family="text">
      <style:text-properties officeooo:rsid="0056bcc7"/>
    </style:style>
    <style:style style:name="T35" style:family="text">
      <style:text-properties officeooo:rsid="0056c76a"/>
    </style:style>
    <style:style style:name="T36" style:family="text">
      <style:text-properties officeooo:rsid="00585ea1"/>
    </style:style>
    <style:style style:name="T37" style:family="text">
      <style:text-properties officeooo:rsid="005971b6"/>
    </style:style>
    <style:style style:name="T38" style:family="text">
      <style:text-properties officeooo:rsid="005a536a"/>
    </style:style>
    <style:style style:name="T39" style:family="text">
      <style:text-properties officeooo:rsid="005b0cb9"/>
    </style:style>
    <style:style style:name="T40" style:family="text">
      <style:text-properties officeooo:rsid="0062581c"/>
    </style:style>
    <style:style style:name="T41" style:family="text">
      <style:text-properties officeooo:rsid="0063afc0"/>
    </style:style>
    <style:style style:name="T42" style:family="text">
      <style:text-properties officeooo:rsid="0068a2dc"/>
    </style:style>
    <style:style style:name="T43" style:family="text">
      <style:text-properties officeooo:rsid="00692eef"/>
    </style:style>
    <style:style style:name="T44" style:family="text">
      <style:text-properties officeooo:rsid="006ba72a"/>
    </style:style>
    <style:style style:name="T45" style:family="text">
      <style:text-properties officeooo:rsid="006fc4fd"/>
    </style:style>
    <style:style style:name="T46" style:family="text">
      <style:text-properties officeooo:rsid="00708a10"/>
    </style:style>
    <style:style style:name="T47" style:family="text">
      <style:text-properties officeooo:rsid="00709e95"/>
    </style:style>
    <style:style style:name="T48" style:family="text">
      <style:text-properties officeooo:rsid="0072923d"/>
    </style:style>
    <style:style style:name="T49" style:family="text">
      <style:text-properties officeooo:rsid="00747662"/>
    </style:style>
    <style:style style:name="T50" style:family="text">
      <style:text-properties officeooo:rsid="0077bdc6"/>
    </style:style>
    <style:style style:name="T51" style:family="text">
      <style:text-properties officeooo:rsid="00783bb7"/>
    </style:style>
    <style:style style:name="T52" style:family="text">
      <style:text-properties officeooo:rsid="00791a1d"/>
    </style:style>
    <style:style style:name="T53" style:family="text">
      <style:text-properties officeooo:rsid="007a6501"/>
    </style:style>
    <style:style style:name="T54" style:family="text">
      <style:text-properties officeooo:rsid="007bc876"/>
    </style:style>
    <style:style style:name="T55" style:family="text">
      <style:text-properties officeooo:rsid="007c3a0c"/>
    </style:style>
    <style:style style:name="T56" style:family="text">
      <style:text-properties officeooo:rsid="007e29fd"/>
    </style:style>
    <style:style style:name="T57" style:family="text">
      <style:text-properties officeooo:rsid="007ef852"/>
    </style:style>
    <style:style style:name="T58" style:family="text">
      <style:text-properties officeooo:rsid="007fd4ed"/>
    </style:style>
    <style:style style:name="T59" style:family="text">
      <style:text-properties officeooo:rsid="00812e30"/>
    </style:style>
    <style:style style:name="T60" style:family="text">
      <style:text-properties officeooo:rsid="0083a0b2"/>
    </style:style>
    <style:style style:name="T61" style:family="text">
      <style:text-properties officeooo:rsid="00902d0f"/>
    </style:style>
    <style:style style:name="T62" style:family="text">
      <style:text-properties officeooo:rsid="0091f63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sercizio 1</text:h>
      <text:p text:style-name="Text_20_body">Si consideri la seguente sequenza di riferimenti in memoria nel caso di un programma di 1500 parole, in cui, per ogni accesso, si indica se si tratta di lettura (R) o scrittura (W): W 161, R 311, R 584, W 623, W 570, R 209, R 185, R 1190, R 615, W 946, R 1020, W 1234, R 658, R 1446, W 364.</text:p>
      <text:p text:style-name="Text_20_body">Si determini la stringa dei riferimenti a pagine, supponendo che la loro dimensione sia di 150 parole. Si utilizzi un algoritmo di sostituzione pagine di tipo Enhanced Second-Chance, per il quale, al bit di riferimento (da inizializzare a 0 in corrispondenza al primo accesso a una nuova pagina dopo il relativo page fault), si unisce il bit di modifica (modify bit). Si assuma che una pagina venga sempre modificata in corrispondenza a una scrittura (write), che siano disponibili 3 frame e che l’algoritmo operi con il criterio seguente: dato il puntatore alla pagina corrente (secondo la strategia FIFO) si fa un primo giro, senza modificare il reference bit, sulle pagine per localizzare la vittima (l’ordine di priorità è (reference,modify): (0,0), (0,1), (1,0), (1,1)), si fa un secondo giro per raggiungere la vittima ed eventualmente azzerare i reference bit delle pagine “salvate”.</text:p>
      <text:p text:style-name="Text_20_body">Determinare quali e quanti page fault (accessi a pagine non presenti nel resident set) si verificheranno. Si richiede la visualizzazione (dopo ogni accesso) del resident set, indicando per ogni frame i bit di riferimento e modifica. Si numerino le pagine a partire da 0.</text:p>
      <text:p text:style-name="Text_20_body">Utilizzare, per questa domanda, lo schema seguente per svolgere l’esercizio, indicando nella prima riga la stringa dei riferimenti a pagine, nella seconda Read o Write, nelle tre successive (che rappresentano i 3 frame del resident set), le pagine allocate nei corrispondenti frame, indicando per ognuna i bit (reference,modify). Indicare inoltre (sottolineandola, circolettandola o ponendo una freccia), quale pagina si trova in testa al FIFO.</text:p>
      <text:p text:style-name="Standard">Nell’ultima riga si indichi la presenza o meno di un Page Fault.</text:p>
      <text:p text:style-name="Standard"/>
      <text:p text:style-name="P14"/>
      <text:p text:style-name="P13"><text:span text:style-name="T1">stringa di riferimento = </text:span>161/<text:span text:style-name="T1">150</text:span>, 311/<text:span text:style-name="T1">150</text:span>, 584/<text:span text:style-name="T1">150</text:span>, 623/<text:span text:style-name="T1">150</text:span>, 570/<text:span text:style-name="T1">150</text:span>, 209/<text:span text:style-name="T1">150</text:span>, 185/<text:span text:style-name="T1">150</text:span>, 1190/<text:span text:style-name="T1">150</text:span>, 615/<text:span text:style-name="T1">150</text:span>, 946/<text:span text:style-name="T1">150</text:span>, 1020/<text:span text:style-name="T1">150</text:span>, 1234/<text:span text:style-name="T1">150</text:span>, 658/<text:span text:style-name="T1">150</text:span>, 1446/<text:span text:style-name="T1">150</text:span>, 364/<text:span text:style-name="T1">150 = 1 2 </text:span><text:span text:style-name="T2">3</text:span><text:span text:style-name="T1"> </text:span><text:span text:style-name="T18">4</text:span><text:span text:style-name="T1"> </text:span><text:span text:style-name="T2">3</text:span><text:span text:style-name="T1"> 1 1 7 </text:span><text:span text:style-name="T2">4 6 6 </text:span><text:span text:style-name="T18">8</text:span><text:span text:style-name="T2"> 4 9 2</text:span></text:p>
      <text:p text:style-name="P15">W, R, R, W, W, R, R, R, R, W, R, W, R, R, W</text:p>
      <table:table table:name="enhancedsecondchance" table:style-name="enhancedsecondchance">
        <table:table-column table:style-name="enhancedsecondchance.A"/>
        <table:table-column table:style-name="enhancedsecondchance.B"/>
        <table:table-column table:style-name="enhancedsecondchance.C"/>
        <table:table-column table:style-name="enhancedsecondchance.D"/>
        <table:table-column table:style-name="enhancedsecondchance.E"/>
        <table:table-column table:style-name="enhancedsecondchance.F"/>
        <table:table-column table:style-name="enhancedsecondchance.E"/>
        <table:table-column table:style-name="enhancedsecondchance.H"/>
        <table:table-column table:style-name="enhancedsecondchance.E"/>
        <table:table-column table:style-name="enhancedsecondchance.J"/>
        <table:table-column table:style-name="enhancedsecondchance.K"/>
        <table:table-column table:style-name="enhancedsecondchance.L"/>
        <table:table-column table:style-name="enhancedsecondchance.M"/>
        <table:table-column table:style-name="enhancedsecondchance.N"/>
        <table:table-column table:style-name="enhancedsecondchance.O"/>
        <table:table-column table:style-name="enhancedsecondchance.P"/>
        <table:table-row table:style-name="enhancedsecondchance.1">
          <table:table-cell table:style-name="enhancedsecondchance.A1" office:value-type="string">
            <text:p text:style-name="P1">Stringa di riferimento</text:p>
          </table:table-cell>
          <table:table-cell table:style-name="enhancedsecondchance.A1" office:value-type="string">
            <text:p text:style-name="P3">1</text:p>
          </table:table-cell>
          <table:table-cell table:style-name="enhancedsecondchance.A1" office:value-type="string">
            <text:p text:style-name="P3">2</text:p>
          </table:table-cell>
          <table:table-cell table:style-name="enhancedsecondchance.A1" office:value-type="string">
            <text:p text:style-name="P3">3</text:p>
          </table:table-cell>
          <table:table-cell table:style-name="enhancedsecondchance.A1" office:value-type="string">
            <text:p text:style-name="P10">4</text:p>
          </table:table-cell>
          <table:table-cell table:style-name="enhancedsecondchance.A1" office:value-type="string">
            <text:p text:style-name="P3">3</text:p>
          </table:table-cell>
          <table:table-cell table:style-name="enhancedsecondchance.A1" office:value-type="string">
            <text:p text:style-name="P3">1</text:p>
          </table:table-cell>
          <table:table-cell table:style-name="enhancedsecondchance.A1" office:value-type="string">
            <text:p text:style-name="P3">1</text:p>
          </table:table-cell>
          <table:table-cell table:style-name="enhancedsecondchance.A1" office:value-type="string">
            <text:p text:style-name="P3">7</text:p>
          </table:table-cell>
          <table:table-cell table:style-name="enhancedsecondchance.A1" office:value-type="string">
            <text:p text:style-name="P3">4</text:p>
          </table:table-cell>
          <table:table-cell table:style-name="enhancedsecondchance.A1" office:value-type="string">
            <text:p text:style-name="P3">6</text:p>
          </table:table-cell>
          <table:table-cell table:style-name="enhancedsecondchance.A1" office:value-type="string">
            <text:p text:style-name="P3">6</text:p>
          </table:table-cell>
          <table:table-cell table:style-name="enhancedsecondchance.A1" office:value-type="string">
            <text:p text:style-name="P9">8</text:p>
          </table:table-cell>
          <table:table-cell table:style-name="enhancedsecondchance.A1" office:value-type="string">
            <text:p text:style-name="P3">4</text:p>
          </table:table-cell>
          <table:table-cell table:style-name="enhancedsecondchance.O1" office:value-type="string">
            <text:p text:style-name="P3">9</text:p>
          </table:table-cell>
          <table:table-cell table:style-name="enhancedsecondchance.A1" office:value-type="string">
            <text:p text:style-name="P3">2</text:p>
          </table:table-cell>
        </table:table-row>
        <table:table-row table:style-name="enhancedsecondchance.1">
          <table:table-cell table:style-name="enhancedsecondchance.A1" office:value-type="string">
            <text:p text:style-name="P2">Operazione</text:p>
          </table:table-cell>
          <table:table-cell table:style-name="enhancedsecondchance.A1" office:value-type="string">
            <text:p text:style-name="P8">W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A1" office:value-type="string">
            <text:p text:style-name="P8">W</text:p>
          </table:table-cell>
          <table:table-cell table:style-name="enhancedsecondchance.A1" office:value-type="string">
            <text:p text:style-name="P8">W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A1" office:value-type="string">
            <text:p text:style-name="P8">W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A1" office:value-type="string">
            <text:p text:style-name="P8">W</text:p>
          </table:table-cell>
          <table:table-cell table:style-name="enhancedsecondchance.A1" office:value-type="string">
            <text:p text:style-name="P8">R</text:p>
          </table:table-cell>
          <table:table-cell table:style-name="enhancedsecondchance.O1" office:value-type="string">
            <text:p text:style-name="P8">R</text:p>
          </table:table-cell>
          <table:table-cell table:style-name="enhancedsecondchance.A1" office:value-type="string">
            <text:p text:style-name="P8">W</text:p>
          </table:table-cell>
        </table:table-row>
        <table:table-row>
          <table:table-cell table:style-name="enhancedsecondchance.A1" table:number-rows-spanned="3" office:value-type="string">
            <text:p text:style-name="P1">Resident Set</text:p>
          </table:table-cell>
          <table:table-cell table:style-name="enhancedsecondchance.A1" office:value-type="string">
            <text:p text:style-name="P3">1<text:span text:style-name="T3">(</text:span><text:span text:style-name="T6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6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6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6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6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9">1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9">1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9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9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9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4">1<text:span text:style-name="T3">(</text:span><text:span text:style-name="T9">0</text:span><text:span text:style-name="T4">, </text:span><text:span text:style-name="T6">1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9">0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21">6</text:span><text:span text:style-name="T3">(</text:span><text:span text:style-name="T11">1</text:span><text:span text:style-name="T4">, </text:span><text:span text:style-name="T11">1</text:span><text:span text:style-name="T3">)</text:span></text:p>
          </table:table-cell>
          <table:table-cell table:style-name="enhancedsecondchance.A1" office:value-type="string">
            <text:p text:style-name="P6"><text:span text:style-name="T21">6</text:span><text:span text:style-name="T3">(</text:span><text:span text:style-name="T14">0</text:span><text:span text:style-name="T4">, </text:span><text:span text:style-name="T11">1</text:span><text:span text:style-name="T3">)</text:span></text:p>
          </table:table-cell>
          <table:table-cell table:style-name="enhancedsecondchance.A1" office:value-type="string">
            <text:p text:style-name="P6"><text:span text:style-name="T21">6</text:span><text:span text:style-name="T3">(</text:span><text:span text:style-name="T14">0</text:span><text:span text:style-name="T4">, </text:span><text:span text:style-name="T11">1</text:span><text:span text:style-name="T3">)</text:span></text:p>
          </table:table-cell>
        </table:table-row>
        <table:table-row>
          <table:covered-table-cell table:style-name="enhancedsecondchance.A1"/>
          <table:table-cell table:style-name="enhancedsecondchance.A1" office:value-type="string">
            <text:p text:style-name="P7"/>
          </table:table-cell>
          <table:table-cell table:style-name="enhancedsecondchance.A1" office:value-type="string">
            <text:p text:style-name="P4"><text:span text:style-name="T16">2</text:span><text:span text:style-name="T3">(</text:span><text:span text:style-name="T6">0</text:span><text:span text:style-name="T4">, </text:span><text:span text:style-name="T5">0</text:span><text:span text:style-name="T3">)</text:span></text:p>
          </table:table-cell>
          <table:table-cell table:style-name="enhancedsecondchance.A1" office:value-type="string">
            <text:p text:style-name="P4"><text:span text:style-name="T16">2</text:span><text:span text:style-name="T3">(</text:span><text:span text:style-name="T6">0</text:span><text:span text:style-name="T4">, </text:span><text:span text:style-name="T5">0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7">0</text:span><text:span text:style-name="T4">, </text:span><text:span text:style-name="T7">0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8">1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8">1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8">1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9">0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9">0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9">0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17">3</text:span><text:span text:style-name="T3">(</text:span><text:span text:style-name="T9">0</text:span><text:span text:style-name="T4">, </text:span><text:span text:style-name="T8">1</text:span><text:span text:style-name="T3">)</text:span></text:p>
          </table:table-cell>
          <table:table-cell table:style-name="enhancedsecondchance.A1" office:value-type="string">
            <text:p text:style-name="P6"><text:span text:style-name="T21">6</text:span><text:span text:style-name="T3">(</text:span><text:span text:style-name="T11">1</text:span><text:span text:style-name="T4">, </text:span><text:span text:style-name="T11">1</text:span><text:span text:style-name="T3">)</text:span></text:p>
          </table:table-cell>
          <table:table-cell table:style-name="enhancedsecondchance.A1" office:value-type="string">
            <text:p text:style-name="P6"><text:span text:style-name="T22">8</text:span><text:span text:style-name="T3">(</text:span><text:span text:style-name="T12">0</text:span><text:span text:style-name="T4">, </text:span><text:span text:style-name="T13">1</text:span><text:span text:style-name="T3">)</text:span></text:p>
          </table:table-cell>
          <table:table-cell table:style-name="enhancedsecondchance.A1" office:value-type="string">
            <text:p text:style-name="P6"><text:span text:style-name="T22">8</text:span><text:span text:style-name="T3">(</text:span><text:span text:style-name="T12">0</text:span><text:span text:style-name="T4">, </text:span><text:span text:style-name="T13">1</text:span><text:span text:style-name="T3">)</text:span></text:p>
          </table:table-cell>
          <table:table-cell table:style-name="enhancedsecondchance.A1" office:value-type="string">
            <text:p text:style-name="P6"><text:span text:style-name="T22">8</text:span><text:span text:style-name="T3">(</text:span><text:span text:style-name="T12">0</text:span><text:span text:style-name="T4">, </text:span><text:span text:style-name="T13">1</text:span><text:span text:style-name="T3">)</text:span></text:p>
          </table:table-cell>
        </table:table-row>
        <table:table-row>
          <table:covered-table-cell table:style-name="enhancedsecondchance.A1"/>
          <table:table-cell table:style-name="enhancedsecondchance.A1" office:value-type="string">
            <text:p text:style-name="P7"/>
          </table:table-cell>
          <table:table-cell table:style-name="enhancedsecondchance.A1" office:value-type="string">
            <text:p text:style-name="P7"/>
          </table:table-cell>
          <table:table-cell table:style-name="enhancedsecondchance.A1" office:value-type="string">
            <text:p text:style-name="P5"><text:span text:style-name="T17">3</text:span><text:span text:style-name="T3">(</text:span><text:span text:style-name="T6">0</text:span><text:span text:style-name="T4">, </text:span><text:span text:style-name="T5">0</text:span><text:span text:style-name="T3">)</text:span></text:p>
          </table:table-cell>
          <table:table-cell table:style-name="enhancedsecondchance.A1" office:value-type="string">
            <text:p text:style-name="P6"><text:span text:style-name="T19">4</text:span><text:span text:style-name="T3">(</text:span><text:span text:style-name="T7">0</text:span><text:span text:style-name="T4">, </text:span><text:span text:style-name="T7">1</text:span><text:span text:style-name="T3">)</text:span></text:p>
          </table:table-cell>
          <table:table-cell table:style-name="enhancedsecondchance.A1" office:value-type="string">
            <text:p text:style-name="P6"><text:span text:style-name="T19">4</text:span><text:span text:style-name="T3">(</text:span><text:span text:style-name="T7">0</text:span><text:span text:style-name="T4">, </text:span><text:span text:style-name="T7">1</text:span><text:span text:style-name="T3">)</text:span></text:p>
          </table:table-cell>
          <table:table-cell table:style-name="enhancedsecondchance.A1" office:value-type="string">
            <text:p text:style-name="P6"><text:span text:style-name="T19">4</text:span><text:span text:style-name="T3">(</text:span><text:span text:style-name="T7">0</text:span><text:span text:style-name="T4">, </text:span><text:span text:style-name="T7">1</text:span><text:span text:style-name="T3">)</text:span></text:p>
          </table:table-cell>
          <table:table-cell table:style-name="enhancedsecondchance.A1" office:value-type="string">
            <text:p text:style-name="P6"><text:span text:style-name="T19">4</text:span><text:span text:style-name="T3">(</text:span><text:span text:style-name="T7">0</text:span><text:span text:style-name="T4">, </text:span><text:span text:style-name="T7">1</text:span><text:span text:style-name="T3">)</text:span></text:p>
          </table:table-cell>
          <table:table-cell table:style-name="enhancedsecondchance.A1" office:value-type="string">
            <text:p text:style-name="P6"><text:span text:style-name="T20">7</text:span><text:span text:style-name="T3">(</text:span><text:span text:style-name="T7">0</text:span><text:span text:style-name="T4">, </text:span><text:span text:style-name="T10">0</text:span><text:span text:style-name="T3">)</text:span></text:p>
          </table:table-cell>
          <table:table-cell table:style-name="enhancedsecondchance.A1" office:value-type="string">
            <text:p text:style-name="P6"><text:span text:style-name="T21">4</text:span><text:span text:style-name="T3">(</text:span><text:span text:style-name="T7">0</text:span><text:span text:style-name="T4">, </text:span><text:span text:style-name="T10">0</text:span><text:span text:style-name="T3">)</text:span></text:p>
          </table:table-cell>
          <table:table-cell table:style-name="enhancedsecondchance.A1" office:value-type="string">
            <text:p text:style-name="P6"><text:span text:style-name="T21">6</text:span><text:span text:style-name="T3">(</text:span><text:span text:style-name="T7">0</text:span><text:span text:style-name="T4">, </text:span><text:span text:style-name="T11">1</text:span><text:span text:style-name="T3">)</text:span></text:p>
          </table:table-cell>
          <table:table-cell table:style-name="enhancedsecondchance.A1" office:value-type="string">
            <text:p text:style-name="P6"><text:span text:style-name="T21">6</text:span><text:span text:style-name="T3">(</text:span><text:span text:style-name="T11">1</text:span><text:span text:style-name="T4">, </text:span><text:span text:style-name="T11">1</text:span><text:span text:style-name="T3">)</text:span></text:p>
          </table:table-cell>
          <table:table-cell table:style-name="enhancedsecondchance.A1" office:value-type="string">
            <text:p text:style-name="P6"><text:span text:style-name="T22">8</text:span><text:span text:style-name="T3">(</text:span><text:span text:style-name="T12">0</text:span><text:span text:style-name="T4">, </text:span><text:span text:style-name="T13">1</text:span><text:span text:style-name="T3">)</text:span></text:p>
          </table:table-cell>
          <table:table-cell table:style-name="enhancedsecondchance.A1" office:value-type="string">
            <text:p text:style-name="P6"><text:span text:style-name="T23">4</text:span><text:span text:style-name="T3">(</text:span><text:span text:style-name="T12">0</text:span><text:span text:style-name="T4">, </text:span><text:span text:style-name="T12">0</text:span><text:span text:style-name="T3">)</text:span></text:p>
          </table:table-cell>
          <table:table-cell table:style-name="enhancedsecondchance.A1" office:value-type="string">
            <text:p text:style-name="P6"><text:span text:style-name="T24">9</text:span><text:span text:style-name="T3">(</text:span><text:span text:style-name="T12">0</text:span><text:span text:style-name="T4">, </text:span><text:span text:style-name="T12">0</text:span><text:span text:style-name="T3">)</text:span></text:p>
          </table:table-cell>
          <table:table-cell table:style-name="enhancedsecondchance.A1" office:value-type="string">
            <text:p text:style-name="P6"><text:span text:style-name="T25">2</text:span><text:span text:style-name="T3">(</text:span><text:span text:style-name="T12">0</text:span><text:span text:style-name="T4">, </text:span><text:span text:style-name="T15">1</text:span><text:span text:style-name="T3">)</text:span></text:p>
          </table:table-cell>
        </table:table-row>
        <table:table-row>
          <table:table-cell table:style-name="enhancedsecondchance.A1" office:value-type="string">
            <text:p text:style-name="P2">Page Fault</text:p>
          </table:table-cell>
          <table:table-cell table:style-name="enhancedsecondchance.A1" office:value-type="string">
            <text:p text:style-name="P11">X</text:p>
          </table:table-cell>
          <table:table-cell table:style-name="enhancedsecondchance.A1" office:value-type="string">
            <text:p text:style-name="P11">X</text:p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12"/>
          </table:table-cell>
          <table:table-cell table:style-name="enhancedsecondchance.A1" office:value-type="string">
            <text:p text:style-name="P7"/>
          </table:table-cell>
          <table:table-cell table:style-name="enhancedsecondchance.A1" office:value-type="string">
            <text:p text:style-name="P7"/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7"/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12">X</text:p>
          </table:table-cell>
          <table:table-cell table:style-name="enhancedsecondchance.A1" office:value-type="string">
            <text:p text:style-name="P12">X</text:p>
          </table:table-cell>
        </table:table-row>
      </table:table>
      <text:p text:style-name="P13"/>
      <text:h text:style-name="Heading_20_2" text:outline-level="2">Esercizio 2</text:h>
      <text:p text:style-name="P13">Sia dato un file system Unix, basato su inode aventi 13 puntatori (10 diretti, 1 indiretto singolo 1 doppio e 1 triplo). I puntatori hanno dimensione di 32 bit e i blocchi hanno dimensione 1KB. Sia dato un file “d.dat” di dimensione 200 MB. Si rappresenti l’organizzazione del file, calcolando quanti blocchi di dato e di indice sono necessari. Quale è la frammentazione interna di “d.dat”?</text:p>
      <text:p text:style-name="P13"/>
      <text:p text:style-name="P16"><text:soft-page-break/>numero blocchi dato = 200 MB / 1 KB <text:span text:style-name="T26">= 204800 blocchi</text:span></text:p>
      <text:p text:style-name="P17">numero indici per blocco = 1 * 1024 * 8 bit / 32 bit = 256 indici</text:p>
      <text:p text:style-name="P18"/>
      <text:list text:style-name="L1">
        <text:list-item>
          <text:p text:style-name="P22">blocco diretto</text:p>
          <text:list>
            <text:list-item>
              <text:p text:style-name="P25"><text:span text:style-name="T27">blocchi rimasti = </text:span><text:span text:style-name="T26">204800 – </text:span><text:span text:style-name="T27">10 = <text:s/>204790 blocchi </text:span><text:span text:style-name="T39">dato</text:span></text:p>
            </text:list-item>
          </text:list>
        </text:list-item>
        <text:list-item>
          <text:p text:style-name="P23">indiretto singolo</text:p>
          <text:list>
            <text:list-item>
              <text:p text:style-name="P24">blocchi rimasti = 204790 – 256 = 204534 blocchi <text:span text:style-name="T39">dato</text:span></text:p>
            </text:list-item>
            <text:list-item>
              <text:p text:style-name="P26">numero <text:span text:style-name="T34">blocchi </text:span>indici = 1 <text:span text:style-name="T34">blocc</text:span><text:span text:style-name="T36">o</text:span></text:p>
            </text:list-item>
          </text:list>
        </text:list-item>
        <text:list-item>
          <text:p text:style-name="P28">indiretto doppio</text:p>
          <text:list>
            <text:list-item>
              <text:p text:style-name="P29">blocchi rimasti = 204534 – 256*256 = 138998 blocchi <text:span text:style-name="T39">dato</text:span></text:p>
            </text:list-item>
            <text:list-item>
              <text:p text:style-name="P27">numero <text:span text:style-name="T34">blocchi </text:span>indici = 1 + 256 <text:span text:style-name="T29">= 257 </text:span><text:span text:style-name="T35">blocchi</text:span></text:p>
            </text:list-item>
          </text:list>
        </text:list-item>
        <text:list-item>
          <text:p text:style-name="P30">indiretto triplo</text:p>
          <text:list>
            <text:list-item>
              <text:p text:style-name="P30">blocchi <text:span text:style-name="T31">con 256 indici</text:span> = 138998 / <text:span text:style-name="T31">256</text:span> = <text:span text:style-name="T31">543 blocchi </text:span><text:span text:style-name="T39">dato</text:span></text:p>
            </text:list-item>
            <text:list-item>
              <text:p text:style-name="P31">numero <text:span text:style-name="T34">blocchi </text:span>indici = 1 + 3 + (256+256+31) <text:span text:style-name="T30">= 547 </text:span><text:span text:style-name="T34">blocchi </text:span></text:p>
            </text:list-item>
            <text:list-item>
              <text:p text:style-name="P32">blocchi rimasti = <text:span text:style-name="T28">138998 – </text:span><text:span text:style-name="T32">(</text:span><text:span text:style-name="T37">543</text:span><text:span text:style-name="T33">*256</text:span><text:span text:style-name="T32">) </text:span><text:span text:style-name="T37">= -10 </text:span><text:span text:style-name="T38">blocchi dato</text:span></text:p>
            </text:list-item>
            <text:list-item>
              <text:p text:style-name="P33">frammentazione interna = 10 blocchi</text:p>
            </text:list-item>
          </text:list>
        </text:list-item>
      </text:list>
      <text:p text:style-name="P19"/>
      <text:p text:style-name="P19">Si supponga che il file contenga 100000 record di lunghezza variabile (di dimensioni comprese tra 600 e 5000 Byte), e che si sia generato un file di indici “d.ind”, contenente, per ogni record di “d.dat”, un record a lunghezza fissa di 64 bit (32 per il cognome e 32 per il numero di record logico, cioè un puntatore, in “d.dat”). I record in “d.ind” sono ordinati per cognome. Quanti blocchi di dato e di indice sono necessari per “d.ind” e quale è la sua frammentazione interna?</text:p>
      <text:p text:style-name="P19"/>
      <text:p text:style-name="P20"><text:span text:style-name="T40">dimensione file </text:span>= 100000 * 8B <text:span text:style-name="T40">= 800000 B</text:span></text:p>
      <text:p text:style-name="P21">numero blocchi dato = <text:s/>800000 / 1 KB <text:span text:style-name="T41">= 781,25 blocchi = 782 blocchi</text:span></text:p>
      <text:p text:style-name="P21"/>
      <text:list text:style-name="L2">
        <text:list-item>
          <text:p text:style-name="P34">diretto</text:p>
          <text:list>
            <text:list-item>
              <text:p text:style-name="P34">blocchi rimasti = 782 – 10 = 772 blocchi</text:p>
            </text:list-item>
          </text:list>
        </text:list-item>
        <text:list-item>
          <text:p text:style-name="P34">singolo indiretto</text:p>
          <text:list>
            <text:list-item>
              <text:p text:style-name="P34">blocchi rimasti = 772 – 256 = 516 blocchi</text:p>
            </text:list-item>
            <text:list-item>
              <text:p text:style-name="P34">numero blocchi indici = 1 blocco</text:p>
            </text:list-item>
          </text:list>
        </text:list-item>
        <text:list-item>
          <text:p text:style-name="P34">doppio indiretto</text:p>
          <text:list>
            <text:list-item>
              <text:p text:style-name="P34">blocchi rimasti = 772 – (2*256+4) = 0</text:p>
            </text:list-item>
            <text:list-item>
              <text:p text:style-name="P35">numero blocchi indici = 1 + 3 <text:span text:style-name="T42">= 4 </text:span><text:span text:style-name="T43">blocchi</text:span></text:p>
            </text:list-item>
            <text:list-item>
              <text:p text:style-name="P36">frammentazione interna = 256 – 4 = 252 indici <text:span text:style-name="T44">= 252 blocchi dato</text:span></text:p>
            </text:list-item>
          </text:list>
        </text:list-item>
      </text:list>
      <text:p text:style-name="P37"/>
      <text:h text:style-name="Heading_20_2" text:outline-level="2">Esercizio 3</text:h>
      <text:p text:style-name="P37">Si consideri il problema della gestione di una richiesta di IO a blocchi realizzato mediante DMA. Che cosa si intende, in questo contesto, con il termine “cycle stealing”? Perché il trasferimento in DMA è vantaggioso rispetto all’IO programmato? Immaginando di dover trasferire 40KB di dati da disco a memoria RAM, quanti Byte transitano sul bus dati della RAM nei due casi (trasferimento in DMA e IO programmato)? (motivare la risposta).</text:p>
      <text:p text:style-name="P37">Qualora si voglia usare per l’IO un buffer in memoria Kernel, in che cosa il doppio buffer si differenzia dal singolo buffer e per quale motivo può risultare vantaggioso?</text:p>
      <text:p text:style-name="P38"><text:soft-page-break/>Il Direct Memory Access è una tecnica che consente di trasferire grandi quantità di dati tra un dispositivo di I/O e la memoria senza coinvolgere la CPU. Questo è possibile grazie ad un controller DMA che si interfaccia tra il dispositivo di I/O e <text:span text:style-name="T45">il bus di sistema.</text:span></text:p>
      <text:p text:style-name="P39">Il DMA consente di evitare l’I/O programmato, che richiede alla CPU di eseguire molte operazioni di load/store per trasferire grandi quantità di memoria che specifica l’origine e la destinazioni dei dati, la modalità di lettura o scrittura, la dimensione del trasferimento e il comando da eseguire. Il DMA controller legge il DMA command block della memoria e la utilizza per pilotare il bus di sistema al posto della CPU. Il DMA utilizza una tecnica chiamata cycle stealing per rubare cicli di clock alla CPU e accedere alla memoria. In questo modo, il DMA controller gestisce il trasferimento dei dati tra dispositivo di I/O e la memoria senza interferire con le attività della CPU.</text:p>
      <text:p text:style-name="P39">Quando il trasferimento è stato completato, il DMA controller invia un segnale di interrupt alla CPU.</text:p>
      <text:list text:style-name="L3">
        <text:list-item>
          <text:p text:style-name="P40">40 KB nel caso del DMA, perché avviene come un collegamento diretto tra dispositivo I/O e memoria</text:p>
        </text:list-item>
        <text:list-item>
          <text:p text:style-name="P40">40 KB + 40 KB = 80 KB nel caso di I/O programmato, <text:span text:style-name="T46">perché i dati transitano due volte sul bus </text:span><text:span text:style-name="T47">nella CPU</text:span></text:p>
        </text:list-item>
      </text:list>
      <text:p text:style-name="P41"/>
      <text:p text:style-name="P41">Il doppio buffer si differenzia dal singolo buffer in quanto possono essere utilizzati in modo <text:span text:style-name="T48">alternato così quando uno viene riempito l’altro viene svuotato e viceversa.</text:span></text:p>
      <text:p text:style-name="P41"/>
      <text:h text:style-name="Heading_20_2" text:outline-level="2">Esercizio 4</text:h>
      <text:p text:style-name="P42">Sia dato un sistema operativo OS161.</text:p>
      <text:list text:style-name="L4">
        <text:list-item>
          <text:p text:style-name="P45"><text:span text:style-name="T49">Come vengono definiti gli indirizzi logici user e kernel? Quali sono gli intervalli di valori ammessi per entrambi?</text:span></text:p>
        </text:list-item>
      </text:list>
      <text:p text:style-name="P42"/>
      <text:p text:style-name="P42"/>
      <text:p text:style-name="P42">Sia dato un processo P, il cui addr<text:span text:style-name="T59">es</text:span>space (nella versione DUMBVM) viene visualizzato (mediante opportune kprintf) nel modo seguente:</text:p>
      <text:p text:style-name="P42">AS segment 1) L: 0x400000 – P: 0x43000 – size: 2 pages</text:p>
      <text:p text:style-name="P42">AS segment 2) L: 0x412000 – P: 0x47000 – size: 2 pages</text:p>
      <text:p text:style-name="P42">AS stack <text:span text:style-name="T50">3</text:span>) L: 0x7ffee000 – P: 0x49000 – size: 12 pages</text:p>
      <text:p text:style-name="P42">Page size: 4096 bytes (L e P rappresentano, rispettivamente, indirizzi logici e fisici)</text:p>
      <text:p text:style-name="P42"/>
      <text:list xml:id="list3222840481" text:style-name="L5">
        <text:list-item>
          <text:p text:style-name="P46"><text:span text:style-name="T49">Quanta RAM è stata allocata al processo P?</text:span></text:p>
          <text:p text:style-name="P46"><text:span text:style-name="T50">Vengono utilizzate 12 + 2 + 2 = 16 pagine quindi vengono allocati 16 * 4096 byte = 64 KB</text:span></text:p>
        </text:list-item>
        <text:list-item>
          <text:p text:style-name="P46">Siano dati gli indirizzi fisici 0x440A0, 0x45200, 0x48100 e 0x51018. Si dica se appartengono o meno al processo P. In caso affermativo, si determinino i corrispondenti indirizzi logici.</text:p>
          <text:p text:style-name="P43">0x43000 <text:span text:style-name="T51">+ 2 pagine </text:span><text:span text:style-name="T52">= </text:span>0x43000 <text:span text:style-name="T52">+ 2*4096 byte </text:span><text:span text:style-name="T53">= 0x4</text:span><text:span text:style-name="T56">4fff</text:span></text:p>
          <text:p text:style-name="P44">0x47000 <text:span text:style-name="T51">+ 2 pagine </text:span><text:span text:style-name="T52">= </text:span>0x47000 <text:span text:style-name="T52">+ 2*4096 byte </text:span><text:span text:style-name="T54">= 0x4</text:span><text:span text:style-name="T57">8fff</text:span></text:p>
          <text:p text:style-name="P44">0x49000 <text:span text:style-name="T51">+ 12 pagine </text:span><text:span text:style-name="T52">= </text:span>0x49000 <text:span text:style-name="T52">+ 12*4096 byte </text:span><text:span text:style-name="T55">= 0x5</text:span><text:span text:style-name="T58">4fff</text:span></text:p>
          <text:p text:style-name="P50">Pertanto gli indirizzi 0x440A0, 0x48100 e 0x51018 sono all’interno dell’address space del processo mentre l’indirizzo 0x45200 si trova fuori la memoria allocata.</text:p>
        </text:list-item>
        <text:list-item>
          <text:p text:style-name="P50"><text:soft-page-break/>Si dica poi, per ognuno dei 4 indirizzi (indipendentemente dal fatto che appartengano o meno a P), a quale indirizzo logico corrisponderebbero, se visti come indirizzi di kernel.</text:p>
          <text:p text:style-name="P51">Il kernel non usa la TLB ma traduce gli indirizzi da fisici a logici sommando 0x80000000</text:p>
          <text:p text:style-name="P47">0x440A0 <text:span text:style-name="T60">= 0x800440A0</text:span></text:p>
          <text:p text:style-name="P47">0x45200 <text:span text:style-name="T60">= 0x80045200</text:span></text:p>
          <text:p text:style-name="P47">0x48100 <text:span text:style-name="T60">= 0x80048100</text:span></text:p>
          <text:p text:style-name="P47">0x51018 <text:span text:style-name="T60">= 0x80051018</text:span></text:p>
        </text:list-item>
        <text:list-item>
          <text:p text:style-name="P47">Commentare il seguente frammento di codice relativo alla funzione cv_wait, spiegando il significato delle singole istruzioni. Correggere eventuali errori presentando, se necessario, l’ implementazione corretta (giustificandola).</text:p>
          <text:p text:style-name="P47">cv_wait(struct cv *cv, struct lock *lock) {</text:p>
          <text:list>
            <text:list-header>
              <text:p text:style-name="P47">…</text:p>
              <text:p text:style-name="P47">lockRelease(lock);</text:p>
              <text:p text:style-name="P47">SpinlockAcquire(&amp;cv-&gt;cv_lock);</text:p>
              <text:p text:style-name="P47">wchanSleep(cv-&gt;cv_wchan,&amp;cv-&gt;cv_lock);</text:p>
              <text:p text:style-name="P47">LockAcquire(Lock);</text:p>
              <text:p text:style-name="P47">Spinlock_Release(&amp;cv-&gt;cv_lock);</text:p>
              <text:p text:style-name="P47">…</text:p>
            </text:list-header>
          </text:list>
          <text:p text:style-name="P47">}</text:p>
          <text:p text:style-name="P52">La funzione cv_wait ha come obiettivo mettere il processo/thread in attesa sulla condition varibale cv, rilasciando contestualmente il lock. La struct cv contiene una wait channel per gestire l’attesa e uno spinlock per protezione in mutua esclusione. L’attesa viene realizzata mediante wchanSleep su cv→cv_wchan. Mentre il lock viene rilasciato prima dell’attesa e ottenuto nuovamente prima di ritornare.</text:p>
          <text:p text:style-name="P53">La funzione proposta è errata nella gestione dei spinlock per due motivi:</text:p>
          <text:list text:continue-numbering="true">
            <text:list-item>
              <text:p text:style-name="P53">La LockAcquire <text:span text:style-name="T62">è una funzione che può mettere il thread in attesa e non può essere chiamata con spinlock già acquisito perché genererebbe un ulteriore richiesta di spinlock interna.</text:span></text:p>
            </text:list-item>
            <text:list-item>
              <text:p text:style-name="P53">Non è possibile eseguire lo SpinlockAcquire dopo il lockRelease perché non garantisce atomicità di wait e rilascio del loc, <text:span text:style-name="T61">violando la semantica della condition variable.</text:span></text:p>
            </text:list-item>
          </text:list>
          <text:p text:style-name="P48"/>
          <text:p text:style-name="P48">cv_wait(struct cv *cv, struct lock *lock) {</text:p>
          <text:list text:continue-numbering="true">
            <text:list-header>
              <text:p text:style-name="P48">…</text:p>
              <text:p text:style-name="P49">SpinlockAcquire(&amp;cv-&gt;cv_lock);</text:p>
              <text:p text:style-name="P48">lockRelease(lock);</text:p>
              <text:p text:style-name="P48">wchanSleep(cv-&gt;cv_wchan,&amp;cv-&gt;cv_lock);</text:p>
              <text:p text:style-name="P48">Spinlock_Release(&amp;cv→cv_lock);</text:p>
              <text:p text:style-name="P48">LockAcquire(Lock);</text:p>
              <text:p text:style-name="P48">…</text:p>
            </text:list-header>
          </text:list>
          <text:p text:style-name="P48">}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34:18.471480533</meta:creation-date>
    <dc:date>2023-06-08T19:52:49.460931605</dc:date>
    <meta:editing-duration>PT3H59M9S</meta:editing-duration>
    <meta:editing-cycles>122</meta:editing-cycles>
    <meta:generator>LibreOffice/7.4.5.1$Linux_X86_64 LibreOffice_project/40$Build-1</meta:generator>
    <meta:document-statistic meta:table-count="1" meta:image-count="0" meta:object-count="0" meta:page-count="4" meta:paragraph-count="177" meta:word-count="1669" meta:character-count="9523" meta:non-whitespace-character-count="8045"/>
  </office:meta>
</office:document-meta>
</file>